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shMapTests.addTargetRequestParamsNul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ashMapTests.addTargetRequestParams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ashMapTests.addTargetRequestParam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ashMapTests.addTargetRequestParamNul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shMap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ashMapTests.not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shMapTests.is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